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7cce0"/>
    </style:style>
    <style:style style:name="P2" style:family="paragraph" style:parent-style-name="Standard">
      <style:text-properties officeooo:rsid="0008d26f" officeooo:paragraph-rsid="0008c8af"/>
    </style:style>
    <style:style style:name="P3" style:family="paragraph" style:parent-style-name="Standard">
      <style:paragraph-properties fo:text-align="center" style:justify-single-word="false"/>
      <style:text-properties fo:font-size="29pt" officeooo:paragraph-rsid="0007cce0" style:font-size-asian="29pt" style:font-size-complex="29pt"/>
    </style:style>
    <style:style style:name="P4" style:family="paragraph" style:parent-style-name="Standard">
      <style:text-properties fo:font-size="20pt" style:text-underline-style="solid" style:text-underline-width="auto" style:text-underline-color="font-color" fo:font-weight="bold" officeooo:rsid="000a5f0d" officeooo:paragraph-rsid="000a5f0d" style:font-size-asian="20pt" style:font-weight-asian="bold" style:font-size-complex="20pt" style:font-weight-complex="bold"/>
    </style:style>
    <style:style style:name="P5" style:family="paragraph" style:parent-style-name="Standard">
      <style:text-properties fo:font-size="20pt" style:text-underline-style="solid" style:text-underline-width="auto" style:text-underline-color="font-color" fo:font-weight="bold" officeooo:rsid="000c9dad" officeooo:paragraph-rsid="000c9dad" style:font-size-asian="20pt" style:font-weight-asian="bold" style:font-size-complex="20pt" style:font-weight-complex="bold"/>
    </style:style>
    <style:style style:name="P6" style:family="paragraph" style:parent-style-name="Standard">
      <style:text-properties fo:font-size="20pt" style:text-underline-style="solid" style:text-underline-width="auto" style:text-underline-color="font-color" officeooo:rsid="000a5f0d" officeooo:paragraph-rsid="000a5f0d" style:font-size-asian="20pt" style:font-size-complex="20pt"/>
    </style:style>
    <style:style style:name="P7" style:family="paragraph" style:parent-style-name="Standard">
      <style:text-properties fo:font-size="20pt" style:text-underline-style="none" fo:font-weight="normal" officeooo:rsid="000a5f0d" officeooo:paragraph-rsid="000a5f0d" style:font-size-asian="20pt" style:font-weight-asian="normal" style:font-size-complex="20pt" style:font-weight-complex="normal"/>
    </style:style>
    <style:style style:name="P8" style:family="paragraph" style:parent-style-name="Standard">
      <style:text-properties fo:font-size="20pt" officeooo:rsid="000a5f0d" officeooo:paragraph-rsid="000a5f0d" style:font-size-asian="20pt" style:font-size-complex="20pt"/>
    </style:style>
    <style:style style:name="P9" style:family="paragraph" style:parent-style-name="Standard">
      <style:text-properties fo:font-size="20pt" officeooo:paragraph-rsid="0007cce0" style:font-size-asian="20pt" style:font-size-complex="20pt"/>
    </style:style>
    <style:style style:name="P10" style:family="paragraph" style:parent-style-name="Standard">
      <style:paragraph-properties fo:text-align="center" style:justify-single-word="false"/>
      <style:text-properties fo:font-size="20pt" officeooo:paragraph-rsid="0007cce0" style:font-size-asian="20pt" style:font-size-complex="20pt"/>
    </style:style>
    <style:style style:name="P11" style:family="paragraph" style:parent-style-name="Standard">
      <style:text-properties fo:font-size="14pt" officeooo:rsid="00059c0e" officeooo:paragraph-rsid="000bcf89" style:font-size-asian="14pt" style:font-size-complex="14pt"/>
    </style:style>
    <style:style style:name="P12" style:family="paragraph" style:parent-style-name="Standard">
      <style:text-properties fo:font-size="14pt" officeooo:rsid="00076da8" officeooo:paragraph-rsid="00076da8" style:font-size-asian="14pt" style:font-size-complex="14pt"/>
    </style:style>
    <style:style style:name="P13" style:family="paragraph" style:parent-style-name="Standard">
      <style:text-properties fo:font-size="14pt" officeooo:rsid="00076da8" officeooo:paragraph-rsid="000bcf89" style:font-size-asian="14pt" style:font-size-complex="14pt"/>
    </style:style>
    <style:style style:name="P14" style:family="paragraph" style:parent-style-name="Standard">
      <style:text-properties fo:font-size="14pt" officeooo:rsid="0007cce0" officeooo:paragraph-rsid="0007cce0" style:font-size-asian="14pt" style:font-size-complex="14pt"/>
    </style:style>
    <style:style style:name="P15" style:family="paragraph" style:parent-style-name="Standard">
      <style:text-properties fo:font-size="14pt" officeooo:rsid="0008c8af" officeooo:paragraph-rsid="0008c8af" style:font-size-asian="14pt" style:font-size-complex="14pt"/>
    </style:style>
    <style:style style:name="P16" style:family="paragraph" style:parent-style-name="Standard">
      <style:text-properties fo:font-size="14pt" officeooo:rsid="0008c8af" officeooo:paragraph-rsid="0007cce0" style:font-size-asian="14pt" style:font-size-complex="14pt"/>
    </style:style>
    <style:style style:name="P17" style:family="paragraph" style:parent-style-name="Standard">
      <style:text-properties fo:font-size="14pt" officeooo:rsid="0009e20f" officeooo:paragraph-rsid="0009e20f" style:font-size-asian="14pt" style:font-size-complex="14pt"/>
    </style:style>
    <style:style style:name="P18" style:family="paragraph" style:parent-style-name="Standard">
      <style:text-properties fo:font-size="14pt" officeooo:rsid="000a5010" officeooo:paragraph-rsid="000a5010" style:font-size-asian="14pt" style:font-size-complex="14pt"/>
    </style:style>
    <style:style style:name="P19" style:family="paragraph" style:parent-style-name="Standard">
      <style:text-properties fo:font-size="14pt" officeooo:rsid="0014fd63" officeooo:paragraph-rsid="0014fd63" style:font-size-asian="14pt" style:font-size-complex="14pt"/>
    </style:style>
    <style:style style:name="P20" style:family="paragraph" style:parent-style-name="Standard">
      <style:text-properties fo:font-size="14pt" officeooo:rsid="0014fd63" officeooo:paragraph-rsid="00193810" style:font-size-asian="14pt" style:font-size-complex="14pt"/>
    </style:style>
    <style:style style:name="P21" style:family="paragraph" style:parent-style-name="Standard">
      <style:text-properties fo:font-size="14pt" officeooo:rsid="0015ecea" officeooo:paragraph-rsid="0015ecea" style:font-size-asian="14pt" style:font-size-complex="14pt"/>
    </style:style>
    <style:style style:name="P22" style:family="paragraph" style:parent-style-name="Standard">
      <style:text-properties fo:font-size="14pt" officeooo:rsid="0015ecea" officeooo:paragraph-rsid="00193810" style:font-size-asian="14pt" style:font-size-complex="14pt"/>
    </style:style>
    <style:style style:name="P23" style:family="paragraph" style:parent-style-name="Standard">
      <style:text-properties fo:font-size="14pt" officeooo:rsid="00178d57" officeooo:paragraph-rsid="00178d57" style:font-size-asian="14pt" style:font-size-complex="14pt"/>
    </style:style>
    <style:style style:name="P24" style:family="paragraph" style:parent-style-name="Standard">
      <style:text-properties fo:font-size="14pt" officeooo:rsid="00193810" officeooo:paragraph-rsid="00193810" style:font-size-asian="14pt" style:font-size-complex="14pt"/>
    </style:style>
    <style:style style:name="P25" style:family="paragraph" style:parent-style-name="Standard">
      <style:text-properties fo:font-size="14pt" style:text-underline-style="solid" style:text-underline-width="auto" style:text-underline-color="font-color" fo:font-weight="bold" officeooo:rsid="000c9dad" officeooo:paragraph-rsid="000c9dad" style:font-size-asian="12.25pt" style:font-weight-asian="bold" style:font-size-complex="14pt" style:font-weight-complex="bold"/>
    </style:style>
    <style:style style:name="P26" style:family="paragraph" style:parent-style-name="Standard">
      <style:text-properties fo:font-size="14pt" style:text-underline-style="solid" style:text-underline-width="auto" style:text-underline-color="font-color" officeooo:rsid="000e7719" officeooo:paragraph-rsid="000e7719" style:font-size-asian="14pt" style:font-size-complex="14pt"/>
    </style:style>
    <style:style style:name="P27" style:family="paragraph" style:parent-style-name="Standard">
      <style:text-properties fo:font-size="14pt" style:text-underline-style="solid" style:text-underline-width="auto" style:text-underline-color="font-color" officeooo:rsid="0015ecea" officeooo:paragraph-rsid="0015ecea" style:font-size-asian="14pt" style:font-size-complex="14pt"/>
    </style:style>
    <style:style style:name="P28" style:family="paragraph" style:parent-style-name="Standard">
      <style:text-properties fo:font-size="14pt" style:text-underline-style="solid" style:text-underline-width="auto" style:text-underline-color="font-color" officeooo:rsid="00178d57" officeooo:paragraph-rsid="00178d57" style:font-size-asian="14pt" style:font-size-complex="14pt"/>
    </style:style>
    <style:style style:name="P29" style:family="paragraph" style:parent-style-name="Standard">
      <style:text-properties fo:font-size="14pt" style:text-underline-style="solid" style:text-underline-width="auto" style:text-underline-color="font-color" officeooo:rsid="0018beca" officeooo:paragraph-rsid="0018beca" style:font-size-asian="14pt" style:font-size-complex="14pt"/>
    </style:style>
    <style:style style:name="P30" style:family="paragraph" style:parent-style-name="Standard">
      <style:text-properties fo:font-size="14pt" style:text-underline-style="solid" style:text-underline-width="auto" style:text-underline-color="font-color" officeooo:rsid="00193810" officeooo:paragraph-rsid="00193810" style:font-size-asian="14pt" style:font-size-complex="14pt"/>
    </style:style>
    <style:style style:name="P31" style:family="paragraph" style:parent-style-name="Standard">
      <style:text-properties fo:font-size="14pt" style:text-underline-style="none" fo:font-weight="normal" officeooo:rsid="000c9dad" officeooo:paragraph-rsid="000c9dad" style:font-size-asian="12.25pt" style:font-weight-asian="normal" style:font-size-complex="14pt" style:font-weight-complex="normal"/>
    </style:style>
    <style:style style:name="P32" style:family="paragraph" style:parent-style-name="Standard">
      <style:text-properties fo:font-size="14pt" style:text-underline-style="none" officeooo:rsid="001221b8" officeooo:paragraph-rsid="001221b8" style:font-size-asian="14pt" style:font-size-complex="14pt"/>
    </style:style>
    <style:style style:name="P33" style:family="paragraph" style:parent-style-name="Standard">
      <style:text-properties fo:font-size="14pt" style:text-underline-style="none" officeooo:rsid="00132c47" officeooo:paragraph-rsid="001221b8" style:font-size-asian="14pt" style:font-size-complex="14pt"/>
    </style:style>
    <style:style style:name="P34" style:family="paragraph" style:parent-style-name="Standard">
      <style:text-properties fo:font-size="14pt" style:text-underline-style="none" officeooo:rsid="00132c47" officeooo:paragraph-rsid="00132c47" style:font-size-asian="14pt" style:font-size-complex="14pt"/>
    </style:style>
    <style:style style:name="P35" style:family="paragraph" style:parent-style-name="Standard">
      <style:text-properties fo:font-size="14pt" style:text-underline-style="none" officeooo:rsid="00132c47" officeooo:paragraph-rsid="0015ecea" style:font-size-asian="14pt" style:font-size-complex="14pt"/>
    </style:style>
    <style:style style:name="P36" style:family="paragraph" style:parent-style-name="Standard">
      <style:text-properties fo:font-size="14pt" style:text-underline-style="none" officeooo:rsid="0014fd63" officeooo:paragraph-rsid="0014fd63" style:font-size-asian="14pt" style:font-size-complex="14pt"/>
    </style:style>
    <style:style style:name="P37" style:family="paragraph" style:parent-style-name="Standard">
      <style:text-properties fo:font-size="14pt" style:text-underline-style="none" officeooo:rsid="0015ecea" officeooo:paragraph-rsid="0015ecea" style:font-size-asian="14pt" style:font-size-complex="14pt"/>
    </style:style>
    <style:style style:name="P38" style:family="paragraph" style:parent-style-name="Standard">
      <style:text-properties fo:font-size="14pt" style:text-underline-style="none" officeooo:rsid="0018beca" officeooo:paragraph-rsid="0018beca" style:font-size-asian="14pt" style:font-size-complex="14pt"/>
    </style:style>
    <style:style style:name="P39" style:family="paragraph" style:parent-style-name="Standard">
      <style:text-properties fo:font-size="14pt" style:text-underline-style="none" officeooo:rsid="00193810" officeooo:paragraph-rsid="00193810" style:font-size-asian="14pt" style:font-size-complex="14pt"/>
    </style:style>
    <style:style style:name="P40" style:family="paragraph" style:parent-style-name="Standard">
      <style:text-properties officeooo:rsid="00076da8" officeooo:paragraph-rsid="00076da8"/>
    </style:style>
    <style:style style:name="P41" style:family="paragraph" style:parent-style-name="Standard">
      <style:text-properties officeooo:paragraph-rsid="000db278"/>
    </style:style>
    <style:style style:name="P42" style:family="paragraph" style:parent-style-name="Standard">
      <style:text-properties fo:font-size="16pt" style:text-underline-style="solid" style:text-underline-width="auto" style:text-underline-color="font-color" officeooo:rsid="000e7719" officeooo:paragraph-rsid="000e7719" style:font-size-asian="16pt" style:font-size-complex="16pt"/>
    </style:style>
    <style:style style:name="P43" style:family="paragraph" style:parent-style-name="Standard">
      <style:text-properties fo:font-size="16pt" officeooo:rsid="000e7719" officeooo:paragraph-rsid="000e7719" style:font-size-asian="16pt" style:font-size-complex="16pt"/>
    </style:style>
    <style:style style:name="P44" style:family="paragraph" style:parent-style-name="Standard">
      <style:text-properties fo:font-size="20pt" style:text-underline-style="solid" style:text-underline-width="auto" style:text-underline-color="font-color" fo:font-weight="bold" officeooo:rsid="000a5f0d" officeooo:paragraph-rsid="0007cce0" style:font-size-asian="20pt" style:font-weight-asian="bold" style:font-size-complex="20pt" style:font-weight-complex="bold"/>
    </style:style>
    <style:style style:name="P45" style:family="paragraph" style:parent-style-name="Standard">
      <style:text-properties fo:font-size="14pt" style:text-underline-style="none" officeooo:rsid="0018beca" officeooo:paragraph-rsid="0018beca" style:font-size-asian="14pt" style:font-size-complex="14pt"/>
    </style:style>
    <style:style style:name="P46" style:family="paragraph" style:parent-style-name="Standard">
      <style:text-properties fo:font-size="14pt" style:text-underline-style="none" officeooo:rsid="001c4110" officeooo:paragraph-rsid="001c4110" style:font-size-asian="14pt" style:font-size-complex="14pt"/>
    </style:style>
    <style:style style:name="P47" style:family="paragraph" style:parent-style-name="Standard">
      <style:text-properties fo:font-size="14pt" style:text-underline-style="none" officeooo:rsid="001ce5f1" officeooo:paragraph-rsid="001ce5f1" style:font-size-asian="14pt" style:font-size-complex="14pt"/>
    </style:style>
    <style:style style:name="P48" style:family="paragraph" style:parent-style-name="Standard">
      <style:text-properties fo:font-size="14pt" style:text-underline-style="solid" style:text-underline-width="auto" style:text-underline-color="font-color" officeooo:rsid="001c4110" officeooo:paragraph-rsid="001c4110" style:font-size-asian="14pt" style:font-size-complex="14pt"/>
    </style:style>
    <style:style style:name="P49" style:family="paragraph" style:parent-style-name="Standard">
      <style:text-properties fo:font-size="14pt" officeooo:rsid="001c4110" officeooo:paragraph-rsid="001c4110" style:font-size-asian="14pt" style:font-size-complex="14pt"/>
    </style:style>
    <style:style style:name="P50" style:family="paragraph" style:parent-style-name="Standard">
      <style:text-properties fo:font-size="14pt" officeooo:rsid="001ce5f1" officeooo:paragraph-rsid="001ce5f1" style:font-size-asian="14pt" style:font-size-complex="14pt"/>
    </style:style>
    <style:style style:name="P51" style:family="paragraph" style:parent-style-name="Standard">
      <style:text-properties fo:font-size="14pt" officeooo:rsid="001cf693" officeooo:paragraph-rsid="001cf693" style:font-size-asian="14pt" style:font-size-complex="14pt"/>
    </style:style>
    <style:style style:name="P52" style:family="paragraph" style:parent-style-name="Standard">
      <style:text-properties fo:font-size="14pt" officeooo:rsid="001d692d" officeooo:paragraph-rsid="001d692d" style:font-size-asian="14pt" style:font-size-complex="14pt"/>
    </style:style>
    <style:style style:name="T1" style:family="text">
      <style:text-properties officeooo:rsid="000a5010"/>
    </style:style>
    <style:style style:name="T2" style:family="text">
      <style:text-properties officeooo:rsid="000a5f0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5f0d" style:font-weight-asian="bold" style:font-weight-complex="bold"/>
    </style:style>
    <style:style style:name="T5" style:family="text">
      <style:text-properties officeooo:rsid="000ba748"/>
    </style:style>
    <style:style style:name="T6" style:family="text">
      <style:text-properties officeooo:rsid="000bcf89"/>
    </style:style>
    <style:style style:name="T7" style:family="text">
      <style:text-properties officeooo:rsid="000c9dad"/>
    </style:style>
    <style:style style:name="T8" style:family="text">
      <style:text-properties officeooo:rsid="000cbf5b"/>
    </style:style>
    <style:style style:name="T9" style:family="text">
      <style:text-properties fo:font-size="14pt" officeooo:rsid="00076da8" style:font-size-asian="14pt" style:font-size-complex="14pt"/>
    </style:style>
    <style:style style:name="T10" style:family="text">
      <style:text-properties fo:font-size="14pt" officeooo:rsid="000bcf89" style:font-size-asian="14pt" style:font-size-complex="14pt"/>
    </style:style>
    <style:style style:name="T11" style:family="text">
      <style:text-properties fo:font-size="14pt" officeooo:rsid="000ba748" style:font-size-asian="14pt" style:font-size-complex="14pt"/>
    </style:style>
    <style:style style:name="T12" style:family="text">
      <style:text-properties fo:font-size="14pt" officeooo:rsid="00105729" style:font-size-asian="14pt" style:font-size-complex="14pt"/>
    </style:style>
    <style:style style:name="T13" style:family="text">
      <style:text-properties fo:font-variant="normal" fo:text-transform="none" fo:color="#660099" style:text-line-through-style="none" style:text-line-through-type="none" style:font-name="arial" fo:font-size="13.5pt" fo:letter-spacing="normal" fo:font-style="normal" style:text-underline-style="none" fo:font-weight="normal" officeooo:rsid="00105729" style:text-blinking="false"/>
    </style:style>
    <style:style style:name="T14" style:family="text">
      <style:text-properties fo:font-variant="normal" fo:text-transform="none" fo:color="#000000" style:text-line-through-style="none" style:text-line-through-type="none" style:font-name="arial" fo:font-size="13.5pt" fo:letter-spacing="normal"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arial" fo:font-size="13.5pt" fo:letter-spacing="normal" fo:font-style="normal" style:text-underline-style="none" fo:font-weight="normal" officeooo:rsid="00105729" style:text-blinking="false"/>
    </style:style>
    <style:style style:name="T16" style:family="text">
      <style:text-properties officeooo:rsid="0014d0d6"/>
    </style:style>
    <style:style style:name="T17" style:family="text">
      <style:text-properties officeooo:rsid="0015ecea"/>
    </style:style>
    <style:style style:name="T18" style:family="text">
      <style:text-properties officeooo:rsid="00178d57"/>
    </style:style>
    <style:style style:name="T19" style:family="text">
      <style:text-properties officeooo:rsid="0018beca"/>
    </style:style>
    <style:style style:name="T20" style:family="text">
      <style:text-properties officeooo:rsid="001cf6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tab/><text:span text:style-name="T4">Proyecto de Matemática Discreta 2</text:span></text:p>
      <text:p text:style-name="P1"/>
      <text:p text:style-name="P1"/>
      <text:p text:style-name="P4"/>
      <text:p text:style-name="P4"/>
      <text:p text:style-name="P4">Integrantes:</text:p>
      <text:p text:style-name="P7"/>
      <text:p text:style-name="P7">* Alan Bracco, DNI: 38.986.099</text:p>
      <text:p text:style-name="P7">* Mario Ferreyra, DNI: 38.987.687</text:p>
      <text:p text:style-name="P7"/>
      <text:p text:style-name="P8"/>
      <text:p text:style-name="P8"><text:tab/></text:p>
      <text:p text:style-name="P8"/>
      <text:p text:style-name="P8"><text:span text:style-name="T3">Tema:</text:span> Coloreo de grafos</text:p>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
      <text:p text:style-name="P10"><text:tab/><text:span text:style-name="T4">1 de Junio de 2015, Córdoba Argentina</text:span></text:p>
      <text:p text:style-name="P1"><text:soft-page-break/></text:p>
      <text:p text:style-name="P44">Especificación</text:p>
      <text:p text:style-name="P1"/>
      <text:p text:style-name="P11"/>
      <text:p text:style-name="P42">Aspectos generales</text:p>
      <text:p text:style-name="P11"/>
      <text:p text:style-name="P11"><text:span text:style-name="T2">La estructura con la cual trabajamos para poder representar el grafo fue una</text:span> llamada “GrafoPlus” en la que incluimos <text:span text:style-name="T6">los siguientes </text:span>campos:</text:p>
      <text:p text:style-name="P11">* <text:span text:style-name="T6">Uno en el que </text:span><text:s/>almacenamos la cantidad de <text:span text:style-name="T5">vértices</text:span>,</text:p>
      <text:p text:style-name="P11">* <text:span text:style-name="T6">Uno en el que almacenamos </text:span>la cantidad de lados,</text:p>
      <text:p text:style-name="P11">* <text:span text:style-name="T6">Uno en el que almacenamos </text:span>la cantidad de colores,</text:p>
      <text:p text:style-name="P11">* <text:span text:style-name="T6">Un arreglo en el que se guarda el orden de los vértices</text:span>,</text:p>
      <text:p text:style-name="P11">* <text:span text:style-name="T6">Un arreglo</text:span> guarda la estructura de <text:span text:style-name="T6">cada vértice.</text:span></text:p>
      <text:p text:style-name="P12"/>
      <text:p text:style-name="P13">A su vez, esta estructura de cada vértice incluye los <text:span text:style-name="T6">siguientes </text:span>campos:</text:p>
      <text:p text:style-name="P13">* <text:span text:style-name="T6">Su grado</text:span>,</text:p>
      <text:p text:style-name="P13">* <text:span text:style-name="T6">Su </text:span>color, </text:p>
      <text:p text:style-name="P13">* <text:span text:style-name="T6">Su Identificador o nombre original del vértice, </text:span>ya que en el programa se utilizan posiciones donde se almacenan los <text:span text:style-name="T5">vértices</text:span> y no los nombres originales de cada uno de ellos.</text:p>
      <text:p text:style-name="P41"><text:span text:style-name="T9">* </text:span><text:span text:style-name="T10">U</text:span><text:span text:style-name="T9">n arreglo de vecinos </text:span><text:span text:style-name="T11">el cual contiene los vecinos de cada vértice (usando la metodología anterior, es decir sin usar su nombre original). Este es el arreglo que representa </text:span><text:span text:style-name="T12">a </text:span><text:a xlink:type="simple" xlink:href="http://es.wikipedia.org/wiki/Γ"><text:span text:style-name="T14">Γ</text:span></text:a><text:span text:style-name="T15">(x)</text:span><text:span text:style-name="T13">.</text:span></text:p>
      <text:p text:style-name="P14"/>
      <text:p text:style-name="P14">El orden en el que se agregan los vértices a la estructura es el orden que hay en el grafo ingresado, a medida que se los ve, es decir, no existe ningún caso en el que se vea un vértice y no se analice. Si ya fue <text:span text:style-name="T5">leído</text:span> anteriormente, simplemente no se agrega.</text:p>
      <text:p text:style-name="P14"/>
      <text:p text:style-name="P14">Con la <text:span text:style-name="T5">posibilidad</text:span> de que los <text:span text:style-name="T5">vértices</text:span> pueden ser u32, <text:span text:style-name="T5">nos restringimos a trabajar solamente con valores van a poder estar entre UINT32_MIN (exactamente 0) y UINT32_MAX (exactamente 2^32 – 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43"/>
      <text:p text:style-name="P42">MAIN</text:p>
      <text:p text:style-name="P16"/>
      <text:p text:style-name="P15">El numero de iteraciones que va a realizar Greedy se <text:span text:style-name="T7">estableció</text:span> en 10 para que devuelva un resultado lo mas <text:span text:style-name="T7">rápido</text:span> posible.</text:p>
      <text:p text:style-name="P15"/>
      <text:p text:style-name="P17">Los porcentajes con los que se eli<text:span text:style-name="T1">ge</text:span>n los tipos de ordenamiento también <text:span text:style-name="T7">están</text:span> fijados.</text:p>
      <text:p text:style-name="P18">La probabilidad de hacer GrandeChico (%p) es 25%, al igual que la probabilidad de hacer ChicoGrande.</text:p>
      <text:p text:style-name="P18">La probabilidad de hacer Revierte (%r) es 44% y 6% (%a) hacer un OrdenAleatorio.</text:p>
      <text:p text:style-name="P18"/>
      <text:p text:style-name="P24">El resto del main, realiza lo pedido en el enunciado.</text:p>
      <text:p text:style-name="P18"/>
      <text:p text:style-name="P26"/>
      <text:p text:style-name="P42"/>
      <text:p text:style-name="P42">API</text:p>
      <text:p text:style-name="P26"/>
      <text:p text:style-name="P32">La estructura utilizada fue la explicada anteriormente en “Aspectos generales”.</text:p>
      <text:p text:style-name="P33"/>
      <text:p text:style-name="P35"><text:span text:style-name="T17">L</text:span>a funcion NuevoGraf() y DestruirGraf() simplemente incializa, aloca y desaloca memoria respectivamente.</text:p>
      <text:p text:style-name="P35"/>
      <text:p text:style-name="P37"/>
      <text:p text:style-name="P27">Lectura del grafo:</text:p>
      <text:p text:style-name="P37"/>
      <text:p text:style-name="P35"><text:span text:style-name="T17">A</text:span>l momento de leer grafo, se recorren</text:p>
      <text:p text:style-name="P34">los datos una primera vez para inicializar los valores del grafo, tal como cantidad de vértices, cantidad de aristas <text:span text:style-name="T16">y cantidad de colores (inicialmente la cantidad de vértices)</text:span>, y l<text:span text:style-name="T16">a información</text:span> de los vértices tales como su identificador, orden, grado y el nombre (o posición) con el que se manejar<text:span text:style-name="T16">á</text:span> o referenciar<text:span text:style-name="T16">á</text:span> durante la ejecución del programa.</text:p>
      <text:p text:style-name="P36">Para esto se utiliza una función auxiliar (add_vertex_id_color_grado) que realiza ese procedimiento.</text:p>
      <text:p text:style-name="P19">A su vez se utilizan arreglos auxiliares para guardar la información de las aristas,</text:p>
      <text:p text:style-name="P19">para luego completar la información faltante de los vértices (los vecinos).</text:p>
      <text:p text:style-name="P19">Con esto se utiliza mas memoria, pero solo momentanea ya que esos arreglos auxiliares se liberan al momento de finalizar la lectura del grafo.</text:p>
      <text:p text:style-name="P19">Además se evita la realocación de memoria, y consumo de tiempo realizando este proceso.</text:p>
      <text:p text:style-name="P22">Al conocer los grados de cada vértice se puede alocar la memoria justa para cada uno de ellos.</text:p>
      <text:p text:style-name="P22"/>
      <text:p text:style-name="P22"><text:soft-page-break/></text:p>
      <text:p text:style-name="P20">Para completar esa información de vecinos de cada vértice se utiliza una función</text:p>
      <text:p text:style-name="P19">(add vecino) que si la información no estaba previamente la agrega.</text:p>
      <text:p text:style-name="P19">Una vez realizado esto, el grafo contiene todos los datos necesarios, así como cada vértice tiene su información necesaria.</text:p>
      <text:p text:style-name="P19"/>
      <text:p text:style-name="P27"/>
      <text:p text:style-name="P27">Impresión del grafo:</text:p>
      <text:p text:style-name="P27"/>
      <text:p text:style-name="P19">Para imprimir el grafo, como la estructura del grafo contiene los datos de cantidad de vértices y aristas, es simple obtenerlos e imprimirlos.</text:p>
      <text:p text:style-name="P19">Para imprimir los lados, se observa una de las ventajas de guardas las posiciónes en las cuales están lso vértices en lugar de su nombre original, <text:span text:style-name="T17">ya que por cada vértice hay que imprimir el lado con todos sus vecinos, siempre y cuando su vecino no haya sido analizado anteriormente y haya lados impresos repetidos.</text:span></text:p>
      <text:p text:style-name="P21">Para saber si ya fue impreso o no, simplemente debe fijarse que el vecino a imprimir este en una posicion mas alta del arreglo, es decir que no fue analizado.</text:p>
      <text:p text:style-name="P21">Y así se imprimien los lados <text:span text:style-name="T18">en donde los vértices sean el vértice actual y su vecino no analizado previamente.</text:span></text:p>
      <text:p text:style-name="P21"/>
      <text:p text:style-name="P21"/>
      <text:p text:style-name="P28">Número de vértices de color <text:span text:style-name="T19">x</text:span>:</text:p>
      <text:p text:style-name="P23"/>
      <text:p text:style-name="P23">Ya que la estructura de cada vértice consta de un campo “color”, se busca la cantidad de veces que ese mismo campo coincide a lo largo del arreglo de vértices con el color <text:span text:style-name="T19">x</text:span> ingresado como argumento.</text:p>
      <text:p text:style-name="P23"/>
      <text:p text:style-name="P29"/>
      <text:p text:style-name="P29">Impresión de vértices de color x:</text:p>
      <text:p text:style-name="P29"/>
      <text:p text:style-name="P39">Recorre el arreglo de vértices hasta encontrar un vértice con el color x ingresado.</text:p>
      <text:p text:style-name="P39">Si no lo encuentra, lo avisa mediante un mensaje.</text:p>
      <text:p text:style-name="P39">En caso contrario imprime el identificador del vértice, mostrandosé así el nombre con el que se ingresó y no la posición utilizada internamente.</text:p>
      <text:p text:style-name="P39">Así sucesivamente va imprimiendo los vértices de ese color hasta llegar al final del arreglo de vértices.</text:p>
      <text:p text:style-name="P39">No es necesario un arreglo temporal para guardar los vértices ya que se van imprimiendo los valores a medida que se encuentra la igualdad entre el color del vértice y el color x ingresado.</text:p>
      <text:p text:style-name="P29"/>
      <text:p text:style-name="P29"/>
      <text:p text:style-name="P29"/>
      <text:p text:style-name="P29"/>
      <text:p text:style-name="P29"/>
      <text:p text:style-name="P29"/>
      <text:p text:style-name="P29"><text:soft-page-break/></text:p>
      <text:p text:style-name="P29"/>
      <text:p text:style-name="P29">Cantidad de Colores:</text:p>
      <text:p text:style-name="P29"/>
      <text:p text:style-name="P38">Como ventaja de la estructura del grafo, esta función solo retorna el valor de un campo (color_count), evitando buscar cuantos colores distintos existen entre los vértices.</text:p>
      <text:p text:style-name="P38"/>
      <text:p text:style-name="P38"/>
      <text:p text:style-name="P30">Greedy:</text:p>
      <text:p text:style-name="P38"/>
      <text:p text:style-name="P39">Como no es necesario tener en cuenta ningún parámetro para la elección de los vértices, se colorea el primer vértice, y el resto de los vértices es coloreado con un color no válido (color 0) para indicar que no está coloreado con el color final.</text:p>
      <text:p text:style-name="P39">Luego de esto se recorre el arreglo de los vértices sin necesidad de fijarse si está o no coloreado ya que colorea cada vértice que aparece en el arreglo según el orden en el que están.</text:p>
      <text:p text:style-name="P39">Por cada vértice a colorear, para la correcta elección del color, lo que se hace es ir probando que el posible color con el que se coloreará el vértice no sea un color de alguno de sus vecinos. Si esto ocurre, el posible color es el siguiente, así hasta encontrar un color que cumpla la condición de que es distinto a el color de todos los vecinos.</text:p>
      <text:p text:style-name="P39">En ese momento se colorea el vértice actual, y se compara el color reciente con el maximo número de color hasta el momento, para que al finalizar el algoritmo pueda retornar la cantidad de colores utilizados de una manera rápida y simple, sin necesidad de volver a fijarse en los colores de los vértices.</text:p>
      <text:p text:style-name="P38"/>
      <text:p text:style-name="P48"/>
      <text:p text:style-name="P48">DSATUR</text:p>
      <text:p text:style-name="P48"/>
      <text:p text:style-name="P47">Inicialmente todos los colores de los vértices se inicializan para indicar que no están coloreados, o indicado con un color no válido (color 0) .</text:p>
      <text:p text:style-name="P46">Como en un principio todos los vértices tienen el mismo grado de saturación, se busca entre los vértices aquel que tenga mayor grado, en caso de empates, se queda con el primero que encontró (un caso análogo a elegir por orden alfabético).</text:p>
      <text:p text:style-name="P49">Una vez seleccionado el vértice, se colorea, y es sabido que todos sus vecinos tendrán grado de saturación 1, por lo que ese es el valor que se pone en el arreglo de grados de saturación en las posiciónes correspondientes a los vértices vecinos del vértice coloreado.</text:p>
      <text:p text:style-name="P50">Luego de esto, comienza el bucle que tendrá fin una vez que todos los vértices esten coloreados, chequeando est<text:span text:style-name="T20">o viendo que ningún campo color de los vértices tenga un color no válido.</text:span></text:p>
      <text:p text:style-name="P51">Para seleccionar el vértice a colorear, se agregó un arreglo auxiliar que contiene los grados de saturaciónes de todos los vértices, siendo necesaria simplemente la búsqueda del mayor elemento del arreglo.</text:p>
      <text:p text:style-name="P51"><text:soft-page-break/></text:p>
      <text:p text:style-name="P52">Para el caso de los empates, se busca entre los vértices que tienen ese grado de saturación, aquel que mayor grado (cantidad de vecinos) tenga.</text:p>
      <text:p text:style-name="P52">Al igual que Greedy, en caso de empates, se queda con el primero encontrado.</text:p>
      <text:p text:style-name="P52">Una vez seleccionado el vértice se realiza el mismo procedimiendo de Greedy para la elección del color.</text:p>
      <text:p text:style-name="P52">Una vez conocido el color, se debe actualizar el grado de saturación, cambiando su valor si es necesario.</text:p>
      <text:p text:style-name="P52">Para esto, se recorren los arreglos de los vecinos de los vecinos del vértice coloreado, fijandose que el nuevo color no aparezca entre los colores de ellos.</text:p>
      <text:p text:style-name="P52">De ser así el grado de saturación se mantiene. Caso contrario, se actualiza.</text:p>
      <text:p text:style-name="P52">Al igual que en Greedy, para una facil obtención del valor de retorno de la función indicando la cantidad de colores usados, se va guardando el máximo número de color utilizado hasta el momento.</text:p>
      <text:p text:style-name="P19"/>
      <text:p text:style-name="P19"/>
      <text:p text:style-name="P18"/>
      <text:p text:style-name="P2"/>
      <text:p text:style-name="P2"/>
      <text:p text:style-name="P40"/>
      <text:p text:style-name="P40"/>
      <text:p text:style-name="P40"/>
      <text:p text:style-name="P40"/>
      <text:p text:style-name="P40"/>
      <text:p text:style-name="P40"/>
      <text:p text:style-name="P40"/>
      <text:p text:style-name="P5">Tarea de los integrantes</text:p>
      <text:p text:style-name="P5"/>
      <text:p text:style-name="P25">Alan Bracco:</text:p>
      <text:p text:style-name="P25"/>
      <text:p text:style-name="P31">* ImprimeGrafo,</text:p>
      <text:p text:style-name="P31">* CantidadDeColores,</text:p>
      <text:p text:style-name="P31">* Greedy,</text:p>
      <text:p text:style-name="P31">* DSATUR,</text:p>
      <text:p text:style-name="P31">* NumeroVerticesDeColor,</text:p>
      <text:p text:style-name="P31">* ImprimirColor,</text:p>
      <text:p text:style-name="P31"/>
      <text:p text:style-name="P31"/>
      <text:p text:style-name="P25">Mario Ferreyra</text:p>
      <text:p text:style-name="P25"/>
      <text:p text:style-name="P31">* LeerGrafo,</text:p>
      <text:p text:style-name="P31">* OrdenWhelshPowell,</text:p>
      <text:p text:style-name="P31">* GrandeChico,</text:p>
      <text:p text:style-name="P31">* ChicoGrande,</text:p>
      <text:p text:style-name="P31">* Revierte,</text:p>
      <text:p text:style-name="P31"><text:soft-page-break/>* OrdenAleatorio</text:p>
      <text:p text:style-name="P31"/>
      <text:p text:style-name="P31"/>
      <text:p text:style-name="P31">Tanto estructura del grafo, como la de los vértices, las funciones <text:span text:style-name="T8">no listadas anteriormente</text:span> <text:span text:style-name="T8">y el resto del proyecto, </text:span>fueron pensadas y echas por ambos integrantes.</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6:52:27.705107623</meta:creation-date>
    <dc:date>2015-06-01T02:48:46.665206534</dc:date>
    <meta:editing-duration>PT3H6M8S</meta:editing-duration>
    <meta:editing-cycles>21</meta:editing-cycles>
    <meta:generator>LibreOffice/4.2.8.2$Linux_X86_64 LibreOffice_project/420m0$Build-2</meta:generator>
    <meta:document-statistic meta:table-count="0" meta:image-count="0" meta:object-count="0" meta:page-count="7" meta:paragraph-count="92" meta:word-count="1464" meta:character-count="8549" meta:non-whitespace-character-count="7170"/>
  </office:meta>
</office:document-meta>
</file>